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ff420e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color="#000000"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 fo:font-weight="bold" style:font-weight-asian="bold" style:font-weight-complex="bold"/>
    </style:style>
    <style:style style:name="T3" style:family="text">
      <style:text-properties fo:color="#2a00ff"/>
    </style:style>
    <style:style style:name="T4" style:family="text">
      <style:text-properties fo:color="#2a00ff" style:text-underline-style="none" fo:font-weight="bold" style:font-weight-asian="bold" style:font-weight-complex="bold"/>
    </style:style>
    <style:style style:name="T5" style:family="text">
      <style:text-properties fo:color="#2a00ff" fo:font-weight="bold" style:font-weight-asian="bold" style:font-weight-complex="bold"/>
    </style:style>
    <style:style style:name="T6" style:family="text">
      <style:text-properties fo:color="#7f0055" style:text-underline-style="none" fo:font-weight="bold" style:font-weight-asian="bold" style:font-weight-complex="bold"/>
    </style:style>
    <style:style style:name="T7" style:family="text">
      <style:text-properties fo:color="#ff420e"/>
    </style:style>
    <style:style style:name="T8" style:family="text">
      <style:text-properties fo:color="#ff420e"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HL SPECS</text:p>
      <text:p text:style-name="P2"/>
      <text:p text:style-name="P1">Activities Controller</text:p>
      <text:p text:style-name="P1"/>
      <text:p text:style-name="P3">'index'</text:p>
      <text:p text:style-name="P5"><text:span text:style-name="T1"><text:s text:c="4"/>it </text:span><text:span text:style-name="T3">"returns http success"</text:span></text:p>
      <text:p text:style-name="P5"><text:span text:style-name="T1">-----------------------------------------------------------------------------</text:span></text:p>
      <text:p text:style-name="P3"/>
      <text:p text:style-name="P1">Books Controller</text:p>
      <text:p text:style-name="P1"/>
      <text:p text:style-name="P3">'index'</text:p>
      <text:p text:style-name="P5"><text:span text:style-name="T1"><text:s text:c="5"/>it </text:span><text:span text:style-name="T3">"returns http success"</text:span></text:p>
      <text:p text:style-name="P4"><text:span text:style-name="T2"><text:s text:c="4"/></text:span><text:span text:style-name="T1"><text:s/>it </text:span><text:span text:style-name="T3">"should display an image for each book"</text:span></text:p>
      <text:p text:style-name="P4"><text:span text:style-name="T1"><text:s text:c="5"/>it </text:span><text:span text:style-name="T3">"should display correct total number of books"</text:span></text:p>
      <text:p text:style-name="P4"><text:span text:style-name="T1"><text:s text:c="5"/>it </text:span><text:span text:style-name="T3">"should display details link for each book"</text:span></text:p>
      <text:p text:style-name="P4"><text:span text:style-name="T1"><text:s text:c="5"/>it </text:span><text:span text:style-name="T3">"should display add to collection link if user signed in"</text:span></text:p>
      <text:p text:style-name="P4"><text:span text:style-name="T1"><text:s text:c="5"/>it </text:span><text:span text:style-name="T3">"should not have add to collection link if user is not signed in"</text:span></text:p>
      <text:p text:style-name="P4"><text:span text:style-name="T1"><text:s text:c="5"/>it </text:span><text:span text:style-name="T3">"should display read and detail links for each book"</text:span></text:p>
      <text:p text:style-name="P4"><text:span text:style-name="T1"><text:s text:c="5"/>it </text:span><text:span text:style-name="T3">"should have link for each author"</text:span></text:p>
      <text:p text:style-name="P4"><text:span text:style-name="T1"><text:s text:c="5"/>it </text:span><text:span text:style-name="T3">"should have open links for names"</text:span></text:p>
      <text:p text:style-name="P4"><text:span text:style-name="T1"><text:s text:c="5"/>it </text:span><text:span text:style-name="T3">"should have open links for languages"</text:span></text:p>
      <text:p text:style-name="P4"><text:span text:style-name="T1"><text:s text:c="5"/>it </text:span><text:span text:style-name="T3">"should have open links for geo locations"</text:span></text:p>
      <text:p text:style-name="P4"><text:span text:style-name="T1"><text:s text:c="5"/>it </text:span><text:span text:style-name="T3">"should have open links for subjects"</text:span></text:p>
      <text:p text:style-name="P4"><text:span text:style-name="T1"><text:s text:c="5"/>it </text:span><text:span text:style-name="T3">"should have a search bar"</text:span></text:p>
      <text:p text:style-name="P4"><text:span text:style-name="T1"><text:s text:c="5"/>it </text:span><text:span text:style-name="T3">"should have a pagination bar"</text:span></text:p>
      <text:p text:style-name="P4"><text:span text:style-name="T1"><text:s text:c="5"/></text:span><text:span text:style-name="T7">it "should have the right column"</text:span></text:p>
      <text:p text:style-name="P4"><text:span text:style-name="T1"><text:s text:c="5"/></text:span><text:span text:style-name="T7">it "should have by author"</text:span></text:p>
      <text:p text:style-name="P4"><text:span text:style-name="T1"><text:s text:c="5"/>it </text:span><text:span text:style-name="T3">"should sort books by rate asc"</text:span><text:span text:style-name="T1"> </text:span></text:p>
      <text:p text:style-name="P4"><text:span text:style-name="T1"><text:s text:c="5"/>it </text:span><text:span text:style-name="T3">"should sort books by rate desc"</text:span></text:p>
      <text:p text:style-name="P4"><text:span text:style-name="T1"><text:s text:c="5"/>it </text:span><text:span text:style-name="T3">"should sort books by views asc"</text:span></text:p>
      <text:p text:style-name="P4"><text:span text:style-name="T1"><text:s text:c="5"/>it </text:span><text:span text:style-name="T3">"should sort books by views desc"</text:span></text:p>
      <text:p text:style-name="P4"><text:span text:style-name="T1"><text:s text:c="5"/>it </text:span><text:span text:style-name="T3">"should sort books by title asc"</text:span></text:p>
      <text:p text:style-name="P4"><text:span text:style-name="T1"><text:s text:c="5"/>it </text:span><text:span text:style-name="T3">"should sort books by title desc"</text:span></text:p>
      <text:p text:style-name="P4"><text:span text:style-name="T1"><text:s text:c="5"/>it </text:span><text:span text:style-name="T3">'should have save query button <text:s/>if user is logged in and performed search action'</text:span><text:span text:style-name="T1"> </text:span></text:p>
      <text:p text:style-name="P4"><text:span text:style-name="T1"/></text:p>
      <text:p text:style-name="P5"><text:span text:style-name="T1">'auto complete'</text:span></text:p>
      <text:p text:style-name="P4"><text:span text:style-name="T1"><text:s text:c="4"/></text:span><text:span text:style-name="T7">it "should return 2 book titles"</text:span></text:p>
      <text:p text:style-name="P4"><text:span text:style-name="T7"/></text:p>
      <text:p text:style-name="P7">'show'</text:p>
      <text:p text:style-name="P7"><text:s text:c="4"/>it <text:span text:style-name="T3">"returns http success"</text:span></text:p>
      <text:p text:style-name="P4"><text:span text:style-name="T1"><text:s text:c="4"/>it </text:span><text:span text:style-name="T3">"should add record in history table when visit read tab"</text:span></text:p>
      <text:p text:style-name="P4"><text:span text:style-name="T3"><text:s text:c="4"/></text:span><text:span text:style-name="T1">it </text:span><text:span text:style-name="T3">"should have the right book title"</text:span></text:p>
      <text:p text:style-name="P4"><text:span text:style-name="T1"><text:s text:c="4"/>it </text:span><text:span text:style-name="T3">"should have book title"</text:span></text:p>
      <text:p text:style-name="P4"><text:span text:style-name="T1"><text:s text:c="4"/>it </text:span><text:span text:style-name="T3">"should have add to collection link if user signed in"</text:span></text:p>
      <text:p text:style-name="P4"><text:span text:style-name="T1"><text:s text:c="4"/>it </text:span><text:span text:style-name="T3">"should not have add to collection link if user is not signed in"</text:span></text:p>
      <text:p text:style-name="P4"><text:span text:style-name="T1"><text:s text:c="4"/>it </text:span><text:span text:style-name="T3">"should have read book button links to the read book page"</text:span></text:p>
      <text:p text:style-name="P4"><text:span text:style-name="T1"><text:s text:c="4"/>it </text:span><text:span text:style-name="T3">"should have an image for the book"</text:span></text:p>
      <text:p text:style-name="P4"><text:span text:style-name="T1"><text:s text:c="4"/>it </text:span><text:span text:style-name="T3">"should have link to mods tab"</text:span></text:p>
      <text:p text:style-name="P4"><text:span text:style-name="T1"><text:s text:c="4"/>it </text:span><text:span text:style-name="T3">"should have link to bibtex tab"</text:span></text:p>
      <text:p text:style-name="P4"><text:span text:style-name="T1"><text:s text:c="4"/>it </text:span><text:span text:style-name="T3">"should have link to endnote tab"</text:span></text:p>
      <text:p text:style-name="P4"><text:span text:style-name="T1"><text:s/></text:span><text:span text:style-name="T7"><text:s text:c="3"/>it "should display author only if it exists in the meta data"</text:span></text:p>
      <text:p text:style-name="P10"><text:s text:c="4"/>it "should display Genre only if it exists in the meta data"</text:p>
      <text:p text:style-name="P10"><text:s text:c="4"/>it "should display book name only if it exists in the meta data"</text:p>
      <text:p text:style-name="P10"><text:s text:c="4"/>it "should not contains 'and more' when names are less than 5"</text:p>
      <text:p text:style-name="P10"><text:s text:c="4"/>it "should contains 'and more' with the correct number when names are greater <text:soft-page-break/>than 5"</text:p>
      <text:p text:style-name="P4"><text:span text:style-name="T1"><text:s text:c="4"/>it </text:span><text:span text:style-name="T3">"should display form for craeting new comment when user is signed in"</text:span></text:p>
      <text:p text:style-name="P11"><text:span text:style-name="T1"><text:s text:c="4"/>it </text:span><text:span text:style-name="T3">"should not display form for craeting new comment when user is not signed in"</text:span></text:p>
      <text:p text:style-name="P6"><text:span text:style-name="T1"/></text:p>
      <text:p text:style-name="P6"><text:span text:style-name="T1">Browse Controller</text:span></text:p>
      <text:p text:style-name="P8"><text:span text:style-name="T9">'</text:span><text:span text:style-name="T10">subjects</text:span><text:span text:style-name="T9">'</text:span></text:p>
      <text:p text:style-name="P4"><text:span text:style-name="T1"><text:s text:c="4"/>it </text:span><text:span text:style-name="T3">"should be success"</text:span></text:p>
      <text:p text:style-name="P4"><text:span text:style-name="T1"><text:s text:c="4"/>it </text:span><text:span text:style-name="T3">"should have title"</text:span></text:p>
      <text:p text:style-name="P4"><text:span text:style-name="T1"><text:s text:c="4"/>it </text:span><text:span text:style-name="T3">"should have search bar"</text:span></text:p>
      <text:p text:style-name="P4"><text:span text:style-name="T1"><text:s text:c="4"/>it </text:span><text:span text:style-name="T3">"should have letters as search links"</text:span></text:p>
      <text:p text:style-name="P4"><text:span text:style-name="T1"><text:s text:c="4"/>it </text:span><text:span text:style-name="T3">"should search for the entered value"</text:span></text:p>
      <text:p text:style-name="P4"><text:span text:style-name="T3"/></text:p>
      <text:p text:style-name="P8"><text:span text:style-name="T4">'</text:span><text:span text:style-name="T9">authors</text:span><text:span text:style-name="T4">'</text:span></text:p>
      <text:p text:style-name="P8"><text:span text:style-name="T9"><text:s text:c="4"/>it </text:span><text:span text:style-name="T4">"should be success”</text:span></text:p>
      <text:p text:style-name="P8"><text:span text:style-name="T9"><text:s text:c="4"/>it </text:span><text:span text:style-name="T4">"should have title"</text:span></text:p>
      <text:p text:style-name="P8"><text:span text:style-name="T9"><text:s text:c="4"/>it </text:span><text:span text:style-name="T4">"should have search bar"</text:span></text:p>
      <text:p text:style-name="P8"><text:span text:style-name="T9"><text:s text:c="4"/>it </text:span><text:span text:style-name="T4">"should have letters as search links"</text:span></text:p>
      <text:p text:style-name="P8"><text:span text:style-name="T9"><text:s text:c="4"/>it </text:span><text:span text:style-name="T4">"should search when click on a letter"</text:span></text:p>
      <text:p text:style-name="P8"><text:span text:style-name="T9"><text:s text:c="4"/>it </text:span><text:span text:style-name="T4">"should search for the entered value"</text:span></text:p>
      <text:p text:style-name="P12"><text:span text:style-name="T4"/></text:p>
      <text:p text:style-name="P8"><text:span text:style-name="T4"/></text:p>
      <text:p text:style-name="P9"><text:span text:style-name="T10">Geographics Controller</text:span></text:p>
      <text:p text:style-name="P3">'index'</text:p>
      <text:p text:style-name="P13"><text:s text:c="4"/>it <text:span text:style-name="T3">"returns http success"</text:span></text:p>
      <text:p text:style-name="P7"><text:span text:style-name="T3"/></text:p>
      <text:p text:style-name="P7"><text:span text:style-name="T3"/></text:p>
      <text:p text:style-name="P9"><text:span text:style-name="T10">Names Controller</text:span></text:p>
      <text:p text:style-name="P9"/>
      <text:p text:style-name="P8"><text:span text:style-name="T4">'</text:span><text:span text:style-name="T9">index</text:span><text:span text:style-name="T4">'</text:span></text:p>
      <text:p text:style-name="P8"><text:span text:style-name="T9"><text:s text:c="4"/>it </text:span><text:span text:style-name="T4">"returns http success"</text:span></text:p>
      <text:p text:style-name="P8"><text:span text:style-name="T9"><text:s text:c="4"/></text:span><text:span text:style-name="T8">it "should have right panel"</text:span></text:p>
      <text:p text:style-name="P8"><text:span text:style-name="T9"><text:s text:c="4"/>it </text:span><text:span text:style-name="T4">"should have species details"</text:span></text:p>
      <text:p text:style-name="P8"><text:span text:style-name="T9"><text:s text:c="4"/>it </text:span><text:span text:style-name="T4">"should have the number of books found"</text:span></text:p>
      <text:p text:style-name="P8"><text:span text:style-name="T4"/></text:p>
      <text:p text:style-name="P8"><text:span text:style-name="T9">'show'</text:span></text:p>
      <text:p text:style-name="P8"><text:span text:style-name="T9"><text:s text:c="4"/>it </text:span><text:span text:style-name="T4">"returns kingdoms"</text:span></text:p>
      <text:p text:style-name="P8"><text:span text:style-name="T4"/></text:p>
      <text:p text:style-name="P8"><text:span text:style-name="T9">'get_content'</text:span></text:p>
      <text:p text:style-name="P8"><text:span text:style-name="T9"><text:s text:c="4"/>it </text:span><text:span text:style-name="T4">"returns name of a taxon"</text:span></text:p>
      <text:p text:style-name="P12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4"><text:span text:style-name="T3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3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3"/></text:p>
      <text:p text:style-name="P4"><text:span text:style-name="T1"/></text:p>
      <text:p text:style-name="P4"><text:span text:style-name="T7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7"/></text:p>
      <text:p text:style-name="P4"><text:span text:style-name="T3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1"/></text:p>
      <text:p text:style-name="P4"/>
      <text:p text:style-name="P4"><text:span text:style-name="T1"/></text:p>
      <text:p text:style-name="P4"><text:span text:style-name="T3"/></text:p>
      <text:p text:style-name="P4"><text:span text:style-name="T1"/></text:p>
      <text:p text:style-name="P4"><text:span text:style-name="T3"/></text:p>
      <text:p text:style-name="P4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aa </meta:initial-creator>
    <meta:creation-date>2014-02-09T16:00:15</meta:creation-date>
    <meta:generator>LibreOffice/3.5$Linux_x86 LibreOffice_project/350m1$Build-2</meta:generator>
    <dc:date>2014-02-09T16:48:07</dc:date>
    <dc:creator>walaa </dc:creator>
    <meta:editing-duration>PT47M6S</meta:editing-duration>
    <meta:editing-cycles>97</meta:editing-cycles>
    <meta:document-statistic meta:table-count="0" meta:image-count="0" meta:object-count="0" meta:page-count="3" meta:paragraph-count="78" meta:word-count="495" meta:character-count="3056" meta:non-whitespace-character-count="2369"/>
  </office:meta>
</office:document-meta>
</file>